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51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1.24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wrap-option="wrap" fo:border="0.035cm solid #000000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wrap-option="wrap"/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ospetti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3" table:default-cell-style-name="ce1"/>
        <table:table-column table:style-name="co2" table:number-columns-repeated="1004" table:default-cell-style-name="Default"/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RR-RP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 office:value-type="float" office:value="15">
            <text:p>1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8" table:formula="of:=SUM([.C3:.H3])" office:value-type="float" office:value="32">
            <text:p>32</text:p>
          </table:table-cell>
          <table:table-cell table:style-name="ce13" table:formula="of:=SUM([.I3:.I9])" office:value-type="float" office:value="231">
            <text:p>23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 table:formula="of:=SUM([.C4:.H4])" office:value-type="float" office:value="32">
            <text:p>32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 office:value-type="float" office:value="12">
            <text:p>12</text:p>
          </table:table-cell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table:formula="of:=SUM([.C5:.H5])" office:value-type="float" office:value="31">
            <text:p>31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table:formula="of:=SUM([.C6:.H6])" office:value-type="float" office:value="27">
            <text:p>27</text:p>
          </table:table-cell>
          <table:table-cell table:style-name="ce13" table:formula="of:=SUM(PRODUCT(SUM([.C3:.C9]);30);PRODUCT(SUM([.D3:.D9]);20);PRODUCT(SUM([.E3:.E9]);25);PRODUCT(SUM([.F3:.F9]);22);PRODUCT(SUM([.G3:.G9]);15);PRODUCT(SUM([.H3:.H9]);15))" office:value-type="float" office:value="4894">
            <text:p>489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/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table:formula="of:=SUM([.C7:.H7])" office:value-type="float" office:value="30">
            <text:p>30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table:formula="of:=SUM([.C8:.H8])" office:value-type="float" office:value="41">
            <text:p>41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 table:formula="of:=SUM([.C9:.H9])" office:value-type="float" office:value="38">
            <text:p>38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table:formula="of:=SUM([.C3:.C9])" office:value-type="float" office:value="18">
            <text:p>18</text:p>
          </table:table-cell>
          <table:table-cell table:style-name="ce9" table:formula="of:=SUM([.D3:.D9])" office:value-type="float" office:value="21">
            <text:p>21</text:p>
          </table:table-cell>
          <table:table-cell table:style-name="ce9" table:formula="of:=SUM([.E3:.E9])" office:value-type="float" office:value="41">
            <text:p>41</text:p>
          </table:table-cell>
          <table:table-cell table:style-name="ce9" table:formula="of:=SUM([.F3:.F9])" office:value-type="float" office:value="92">
            <text:p>92</text:p>
          </table:table-cell>
          <table:table-cell table:style-name="ce9" table:formula="of:=SUM([.G3:.G9])" office:value-type="float" office:value="0">
            <text:p>0</text:p>
          </table:table-cell>
          <table:table-cell table:style-name="ce9" table:formula="of:=SUM([.H3:.H9])" office:value-type="float" office:value="59">
            <text:p>59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6"/>
          <table:table-cell table:style-name="ce3" table:number-columns-repeated="6"/>
          <table:table-cell table:style-name="ce6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RP-RQ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18">
            <text:p>1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5">
            <text:p>5</text:p>
          </table:table-cell>
          <table:table-cell table:style-name="ce8" table:formula="of:=SUM([.C13:.H13])" office:value-type="float" office:value="45">
            <text:p>45</text:p>
          </table:table-cell>
          <table:table-cell table:style-name="ce13" table:formula="of:=SUM([.I13:.I19])" office:value-type="float" office:value="318">
            <text:p>31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 office:value-type="float" office:value="17">
            <text:p>17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">
            <text:p>3</text:p>
          </table:table-cell>
          <table:table-cell table:style-name="ce8" table:formula="of:=SUM([.C14:.H14])" office:value-type="float" office:value="47">
            <text:p>47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8" table:formula="of:=SUM([.C15:.H15])" office:value-type="float" office:value="48">
            <text:p>48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8" table:formula="of:=SUM([.C16:.H16])" office:value-type="float" office:value="52">
            <text:p>52</text:p>
          </table:table-cell>
          <table:table-cell table:style-name="ce13" table:formula="of:=SUM(PRODUCT(SUM([.C13:.C19]);30);PRODUCT(SUM([.D13:.D19]);20);PRODUCT(SUM([.E13:.E19]);25);PRODUCT(SUM([.F13:.F19]);22);PRODUCT(SUM([.G13:.G19]);15);PRODUCT(SUM([.H13:.H19]);15))" office:value-type="float" office:value="5739">
            <text:p>573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15">
            <text:p>15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8" table:formula="of:=SUM([.C17:.H17])" office:value-type="float" office:value="55">
            <text:p>55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">
            <text:p>11</text:p>
          </table:table-cell>
          <table:table-cell table:style-name="ce8" table:formula="of:=SUM([.C18:.H18])" office:value-type="float" office:value="39">
            <text:p>39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8" table:formula="of:=SUM([.C19:.H19])" office:value-type="float" office:value="32">
            <text:p>32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6"/>
          <table:table-cell table:style-name="ce9" table:formula="of:=SUM([.C13:.C19])" office:value-type="float" office:value="15">
            <text:p>15</text:p>
          </table:table-cell>
          <table:table-cell table:style-name="ce9" table:formula="of:=SUM([.D13:.D19])" office:value-type="float" office:value="27">
            <text:p>27</text:p>
          </table:table-cell>
          <table:table-cell table:style-name="ce9" table:formula="of:=SUM([.E13:.E19])" office:value-type="float" office:value="0">
            <text:p>0</text:p>
          </table:table-cell>
          <table:table-cell table:style-name="ce9" table:formula="of:=SUM([.F13:.F19])" office:value-type="float" office:value="87">
            <text:p>87</text:p>
          </table:table-cell>
          <table:table-cell table:style-name="ce9" table:formula="of:=SUM([.G13:.G19])" office:value-type="float" office:value="144">
            <text:p>144</text:p>
          </table:table-cell>
          <table:table-cell table:style-name="ce9" table:formula="of:=SUM([.H13:.H19])" office:value-type="float" office:value="45">
            <text:p>45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/>
          <table:table-cell table:style-name="ce3" table:number-columns-repeated="6"/>
          <table:table-cell table:style-name="ce6"/>
          <table:table-cell table:number-columns-repeated="1015"/>
        </table:table-row>
        <table:table-row table:style-name="ro2">
          <table:table-cell table:style-name="ce2"/>
          <table:table-cell table:style-name="ce4" office:value-type="string">
            <text:p>RQ-RA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*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8" table:formula="of:=SUM([.C23:.H23])" office:value-type="float" office:value="21">
            <text:p>21</text:p>
          </table:table-cell>
          <table:table-cell table:style-name="ce13" table:formula="of:=SUM([.I23:.I29])" office:value-type="float" office:value="165">
            <text:p>16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6">
            <text:p>6</text:p>
          </table:table-cell>
          <table:table-cell table:style-name="ce8" office:value-type="float" office:value="15">
            <text:p>15</text:p>
          </table:table-cell>
          <table:table-cell table:style-name="ce8" table:formula="of:=SUM([.C24:.H24])" office:value-type="float" office:value="21">
            <text:p>21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20">
            <text:p>20</text:p>
          </table:table-cell>
          <table:table-cell table:style-name="ce8" table:formula="of:=SUM([.C25:.H25])" office:value-type="float" office:value="24">
            <text:p>24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/>
          <table:table-cell table:style-name="ce8"/>
          <table:table-cell table:style-name="ce8"/>
          <table:table-cell table:style-name="ce8" office:value-type="float" office:value="13">
            <text:p>13</text:p>
          </table:table-cell>
          <table:table-cell table:style-name="ce8" table:formula="of:=SUM([.C26:.H26])" office:value-type="float" office:value="26">
            <text:p>26</text:p>
          </table:table-cell>
          <table:table-cell table:style-name="ce13" table:formula="of:=SUM(PRODUCT(SUM([.C23:.C29]);30);PRODUCT(SUM([.D23:.D29]);20);PRODUCT(SUM([.E23:.E29]);25);PRODUCT(SUM([.F23:.F29]);22);PRODUCT(SUM([.G23:.G29]);15);PRODUCT(SUM([.H23:.H29]);15))" office:value-type="float" office:value="2690">
            <text:p>269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18">
            <text:p>18</text:p>
          </table:table-cell>
          <table:table-cell table:style-name="ce8" table:formula="of:=SUM([.C27:.H27])" office:value-type="float" office:value="28">
            <text:p>2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16">
            <text:p>16</text:p>
          </table:table-cell>
          <table:table-cell table:style-name="ce8" table:formula="of:=SUM([.C28:.H28])" office:value-type="float" office:value="23">
            <text:p>2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8">
            <text:p>18</text:p>
          </table:table-cell>
          <table:table-cell table:style-name="ce8" table:formula="of:=SUM([.C29:.H29])" office:value-type="float" office:value="22">
            <text:p>22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5"/>
          <table:table-cell table:style-name="ce9" table:formula="of:=SUM([.C23:.C29])" office:value-type="float" office:value="10">
            <text:p>10</text:p>
          </table:table-cell>
          <table:table-cell table:style-name="ce9" table:formula="of:=SUM([.D23:.D29])" office:value-type="float" office:value="13">
            <text:p>13</text:p>
          </table:table-cell>
          <table:table-cell table:style-name="ce9" table:formula="of:=SUM([.E23:.E29])" office:value-type="float" office:value="0">
            <text:p>0</text:p>
          </table:table-cell>
          <table:table-cell table:style-name="ce9" table:formula="of:=SUM([.F23:.F29])" office:value-type="float" office:value="0">
            <text:p>0</text:p>
          </table:table-cell>
          <table:table-cell table:style-name="ce9" table:formula="of:=SUM([.G23:.G29])" office:value-type="float" office:value="24">
            <text:p>24</text:p>
          </table:table-cell>
          <table:table-cell table:style-name="ce9" table:formula="of:=SUM([.H23:.H29])" office:value-type="float" office:value="118">
            <text:p>118</text:p>
          </table:table-cell>
          <table:table-cell table:style-name="ce5"/>
          <table:table-cell table:number-columns-repeated="1015"/>
        </table:table-row>
        <table:table-row table:style-name="ro3">
          <table:table-cell/>
          <table:table-cell office:value-type="string">
            <text:p>*scrittura manuale utente</text:p>
          </table:table-cell>
          <table:table-cell table:number-columns-repeated="1022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>
            <text:p>TOTALE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Baron</text:p>
          </table:table-cell>
          <table:table-cell table:style-name="ce8" table:formula="of:=([.C3]+[.C13])+[.C23]" office:value-type="float" office:value="0">
            <text:p>0</text:p>
          </table:table-cell>
          <table:table-cell table:style-name="ce8" table:formula="of:=([.D3]+[.D13])+[.D23]" office:value-type="float" office:value="15">
            <text:p>15</text:p>
          </table:table-cell>
          <table:table-cell table:style-name="ce8" table:formula="of:=([.E3]+[.E13])+[.E23]" office:value-type="float" office:value="7">
            <text:p>7</text:p>
          </table:table-cell>
          <table:table-cell table:style-name="ce8" table:formula="of:=([.F3]+[.F13])+[.F23]" office:value-type="float" office:value="24">
            <text:p>24</text:p>
          </table:table-cell>
          <table:table-cell table:style-name="ce8" table:formula="of:=([.G3]+[.G13])+[.G23]" office:value-type="float" office:value="25">
            <text:p>25</text:p>
          </table:table-cell>
          <table:table-cell table:style-name="ce8" table:formula="of:=([.H3]+[.H13])+[.H23]" office:value-type="float" office:value="27">
            <text:p>27</text:p>
          </table:table-cell>
          <table:table-cell table:style-name="ce8" table:formula="of:=([.I3]+[.I13])+[.I23]" office:value-type="float" office:value="98">
            <text:p>98</text:p>
          </table:table-cell>
          <table:table-cell table:style-name="ce13" table:formula="of:=SUM([.I34:.I40])" office:value-type="float" office:value="714">
            <text:p>71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Caputo</text:p>
          </table:table-cell>
          <table:table-cell table:style-name="ce8" table:formula="of:=([.C4]+[.C14])+[.C24]" office:value-type="float" office:value="0">
            <text:p>0</text:p>
          </table:table-cell>
          <table:table-cell table:style-name="ce8" table:formula="of:=([.D4]+[.D14])+[.D24]" office:value-type="float" office:value="17">
            <text:p>17</text:p>
          </table:table-cell>
          <table:table-cell table:style-name="ce8" table:formula="of:=([.E4]+[.E14])+[.E24]" office:value-type="float" office:value="7">
            <text:p>7</text:p>
          </table:table-cell>
          <table:table-cell table:style-name="ce8" table:formula="of:=([.F4]+[.F14])+[.F24]" office:value-type="float" office:value="23">
            <text:p>23</text:p>
          </table:table-cell>
          <table:table-cell table:style-name="ce8" table:formula="of:=([.G4]+[.G14])+[.G24]" office:value-type="float" office:value="22">
            <text:p>22</text:p>
          </table:table-cell>
          <table:table-cell table:style-name="ce8" table:formula="of:=([.H4]+[.H14])+[.H24]" office:value-type="float" office:value="31">
            <text:p>31</text:p>
          </table:table-cell>
          <table:table-cell table:style-name="ce8" table:formula="of:=([.I4]+[.I14])+[.I24]" office:value-type="float" office:value="100">
            <text:p>100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Daminato</text:p>
          </table:table-cell>
          <table:table-cell table:style-name="ce8" table:formula="of:=([.C5]+[.C15])+[.C25]" office:value-type="float" office:value="12">
            <text:p>12</text:p>
          </table:table-cell>
          <table:table-cell table:style-name="ce8" table:formula="of:=([.D5]+[.D15])+[.D25]" office:value-type="float" office:value="0">
            <text:p>0</text:p>
          </table:table-cell>
          <table:table-cell table:style-name="ce8" table:formula="of:=([.E5]+[.E15])+[.E25]" office:value-type="float" office:value="0">
            <text:p>0</text:p>
          </table:table-cell>
          <table:table-cell table:style-name="ce8" table:formula="of:=([.F5]+[.F15])+[.F25]" office:value-type="float" office:value="27">
            <text:p>27</text:p>
          </table:table-cell>
          <table:table-cell table:style-name="ce8" table:formula="of:=([.G5]+[.G15])+[.G25]" office:value-type="float" office:value="24">
            <text:p>24</text:p>
          </table:table-cell>
          <table:table-cell table:style-name="ce8" table:formula="of:=([.H5]+[.H15])+[.H25]" office:value-type="float" office:value="40">
            <text:p>40</text:p>
          </table:table-cell>
          <table:table-cell table:style-name="ce8" table:formula="of:=([.I5]+[.I15])+[.I25]" office:value-type="float" office:value="103">
            <text:p>103</text:p>
          </table:table-cell>
          <table:table-cell table:style-name="ce12" office:value-type="string">
            <text:p>soldi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Lovato</text:p>
          </table:table-cell>
          <table:table-cell table:style-name="ce8" table:formula="of:=([.C6]+[.C16])+[.C26]" office:value-type="float" office:value="0">
            <text:p>0</text:p>
          </table:table-cell>
          <table:table-cell table:style-name="ce8" table:formula="of:=([.D6]+[.D16])+[.D26]" office:value-type="float" office:value="13">
            <text:p>13</text:p>
          </table:table-cell>
          <table:table-cell table:style-name="ce8" table:formula="of:=([.E6]+[.E16])+[.E26]" office:value-type="float" office:value="6">
            <text:p>6</text:p>
          </table:table-cell>
          <table:table-cell table:style-name="ce8" table:formula="of:=([.F6]+[.F16])+[.F26]" office:value-type="float" office:value="26">
            <text:p>26</text:p>
          </table:table-cell>
          <table:table-cell table:style-name="ce8" table:formula="of:=([.G6]+[.G16])+[.G26]" office:value-type="float" office:value="24">
            <text:p>24</text:p>
          </table:table-cell>
          <table:table-cell table:style-name="ce8" table:formula="of:=([.H6]+[.H16])+[.H26]" office:value-type="float" office:value="36">
            <text:p>36</text:p>
          </table:table-cell>
          <table:table-cell table:style-name="ce8" table:formula="of:=([.I6]+[.I16])+[.I26]" office:value-type="float" office:value="105">
            <text:p>105</text:p>
          </table:table-cell>
          <table:table-cell table:style-name="ce13" table:formula="of:=SUM(PRODUCT(SUM([.C34:.C40]);30);PRODUCT(SUM([.D34:.D40]);20);PRODUCT(SUM([.E34:.E40]);25);PRODUCT(SUM([.F34:.F40]);22);PRODUCT(SUM([.G34:.G40]);15);PRODUCT(SUM([.H34:.H40]);15))" office:value-type="float" office:value="13323">
            <text:p>1332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Mandolo</text:p>
          </table:table-cell>
          <table:table-cell table:style-name="ce8" table:formula="of:=([.C7]+[.C17])+[.C27]" office:value-type="float" office:value="10">
            <text:p>10</text:p>
          </table:table-cell>
          <table:table-cell table:style-name="ce8" table:formula="of:=([.D7]+[.D17])+[.D27]" office:value-type="float" office:value="10">
            <text:p>10</text:p>
          </table:table-cell>
          <table:table-cell table:style-name="ce8" table:formula="of:=([.E7]+[.E17])+[.E27]" office:value-type="float" office:value="8">
            <text:p>8</text:p>
          </table:table-cell>
          <table:table-cell table:style-name="ce8" table:formula="of:=([.F7]+[.F17])+[.F27]" office:value-type="float" office:value="34">
            <text:p>34</text:p>
          </table:table-cell>
          <table:table-cell table:style-name="ce8" table:formula="of:=([.G7]+[.G17])+[.G27]" office:value-type="float" office:value="26">
            <text:p>26</text:p>
          </table:table-cell>
          <table:table-cell table:style-name="ce8" table:formula="of:=([.H7]+[.H17])+[.H27]" office:value-type="float" office:value="25">
            <text:p>25</text:p>
          </table:table-cell>
          <table:table-cell table:style-name="ce8" table:formula="of:=([.I7]+[.I17])+[.I27]" office:value-type="float" office:value="113">
            <text:p>11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Palazzin</text:p>
          </table:table-cell>
          <table:table-cell table:style-name="ce8" table:formula="of:=([.C8]+[.C18])+[.C28]" office:value-type="float" office:value="12">
            <text:p>12</text:p>
          </table:table-cell>
          <table:table-cell table:style-name="ce8" table:formula="of:=([.D8]+[.D18])+[.D28]" office:value-type="float" office:value="0">
            <text:p>0</text:p>
          </table:table-cell>
          <table:table-cell table:style-name="ce8" table:formula="of:=([.E8]+[.E18])+[.E28]" office:value-type="float" office:value="6">
            <text:p>6</text:p>
          </table:table-cell>
          <table:table-cell table:style-name="ce8" table:formula="of:=([.F8]+[.F18])+[.F28]" office:value-type="float" office:value="23">
            <text:p>23</text:p>
          </table:table-cell>
          <table:table-cell table:style-name="ce8" table:formula="of:=([.G8]+[.G18])+[.G28]" office:value-type="float" office:value="25">
            <text:p>25</text:p>
          </table:table-cell>
          <table:table-cell table:style-name="ce8" table:formula="of:=([.H8]+[.H18])+[.H28]" office:value-type="float" office:value="37">
            <text:p>37</text:p>
          </table:table-cell>
          <table:table-cell table:style-name="ce8" table:formula="of:=([.I8]+[.I18])+[.I28]" office:value-type="float" office:value="103">
            <text:p>10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style-name="ce4" office:value-type="string">
            <text:p>Trezzi</text:p>
          </table:table-cell>
          <table:table-cell table:style-name="ce8" table:formula="of:=([.C9]+[.C19])+[.C29]" office:value-type="float" office:value="9">
            <text:p>9</text:p>
          </table:table-cell>
          <table:table-cell table:style-name="ce8" table:formula="of:=([.D9]+[.D19])+[.D29]" office:value-type="float" office:value="6">
            <text:p>6</text:p>
          </table:table-cell>
          <table:table-cell table:style-name="ce8" table:formula="of:=([.E9]+[.E19])+[.E29]" office:value-type="float" office:value="7">
            <text:p>7</text:p>
          </table:table-cell>
          <table:table-cell table:style-name="ce8" table:formula="of:=([.F9]+[.F19])+[.F29]" office:value-type="float" office:value="22">
            <text:p>22</text:p>
          </table:table-cell>
          <table:table-cell table:style-name="ce8" table:formula="of:=([.G9]+[.G19])+[.G29]" office:value-type="float" office:value="22">
            <text:p>22</text:p>
          </table:table-cell>
          <table:table-cell table:style-name="ce8" table:formula="of:=([.H9]+[.H19])+[.H29]" office:value-type="float" office:value="26">
            <text:p>26</text:p>
          </table:table-cell>
          <table:table-cell table:style-name="ce8" table:formula="of:=([.I9]+[.I19])+[.I29]" office:value-type="float" office:value="92">
            <text:p>92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5"/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2"/>
          <table:table-cell table:formula="of:=SUM([.C34:.C40])" office:value-type="float" office:value="43">
            <text:p>43</text:p>
          </table:table-cell>
          <table:table-cell table:formula="of:=SUM([.D34:.D40])" office:value-type="float" office:value="61">
            <text:p>61</text:p>
          </table:table-cell>
          <table:table-cell table:formula="of:=SUM([.E34:.E40])" office:value-type="float" office:value="41">
            <text:p>41</text:p>
          </table:table-cell>
          <table:table-cell table:formula="of:=SUM([.F34:.F40])" office:value-type="float" office:value="179">
            <text:p>179</text:p>
          </table:table-cell>
          <table:table-cell table:formula="of:=SUM([.G34:.G40])" office:value-type="float" office:value="168">
            <text:p>168</text:p>
          </table:table-cell>
          <table:table-cell table:formula="of:=SUM([.H34:.H40])" office:value-type="float" office:value="222">
            <text:p>222</text:p>
          </table:table-cell>
          <table:table-cell table:formula="of:=SUM([.C42:.H42])" office:value-type="float" office:value="714">
            <text:p>714</text:p>
          </table:table-cell>
          <table:table-cell office:value-type="float" office:value="735">
            <text:p>73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float" office:value="30">
            <text:p>30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11" office:value-type="string">
            <text:p>totale €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PRODUCT([.C42:.C43])" office:value-type="float" office:value="1290">
            <text:p>1290</text:p>
          </table:table-cell>
          <table:table-cell table:formula="of:=PRODUCT([.D42:.D43])" office:value-type="float" office:value="1220">
            <text:p>1220</text:p>
          </table:table-cell>
          <table:table-cell table:formula="of:=PRODUCT([.E42:.E43])" office:value-type="float" office:value="1025">
            <text:p>1025</text:p>
          </table:table-cell>
          <table:table-cell table:formula="of:=PRODUCT([.F42:.F43])" office:value-type="float" office:value="3938">
            <text:p>3938</text:p>
          </table:table-cell>
          <table:table-cell table:formula="of:=PRODUCT([.G42:.G43])" office:value-type="float" office:value="2520">
            <text:p>2520</text:p>
          </table:table-cell>
          <table:table-cell table:formula="of:=PRODUCT([.H42:.H43])" office:value-type="float" office:value="3330">
            <text:p>3330</text:p>
          </table:table-cell>
          <table:table-cell table:formula="of:=SUM([.C45:.H45])" office:value-type="float" office:value="13323">
            <text:p>13323</text:p>
          </table:table-cell>
          <table:table-cell table:number-columns-repeated="1015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-RPP" table:style-name="ta2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4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5">
          <table:table-cell/>
          <table:table-cell office:value-type="string">
            <text:p>RR-RPP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6">
          <table:table-cell/>
          <table:table-cell office:value-type="string">
            <text:p>Baron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C3:.H3])" office:value-type="float" office:value="26">
            <text:p>26</text:p>
          </table:table-cell>
          <table:table-cell table:formula="of:=SUM([.I3:.I9])" office:value-type="float" office:value="156">
            <text:p>156</text:p>
          </table:table-cell>
        </table:table-row>
        <table:table-row table:style-name="ro6">
          <table:table-cell/>
          <table:table-cell office:value-type="string">
            <text:p>Caput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5">
            <text:p>5</text:p>
          </table:table-cell>
          <table:table-cell table:formula="of:=SUM([.C4:.H4])" office:value-type="float" office:value="22">
            <text:p>22</text:p>
          </table:table-cell>
          <table:table-cell/>
        </table:table-row>
        <table:table-row table:style-name="ro6">
          <table:table-cell/>
          <table:table-cell office:value-type="string">
            <text:p>Daminato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formula="of:=SUM([.C5:.H5])" office:value-type="float" office:value="25">
            <text:p>25</text:p>
          </table:table-cell>
          <table:table-cell table:style-name="ce12" office:value-type="string">
            <text:p>soldi</text:p>
          </table:table-cell>
        </table:table-row>
        <table:table-row table:style-name="ro6">
          <table:table-cell/>
          <table:table-cell office:value-type="string">
            <text:p>Lovato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SUM([.C6:.H6])" office:value-type="float" office:value="20">
            <text:p>20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3467">
            <text:p>3467</text:p>
          </table:table-cell>
        </table:table-row>
        <table:table-row table:style-name="ro6">
          <table:table-cell/>
          <table:table-cell office:value-type="string">
            <text:p>Mandol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SUM([.C7:.H7])" office:value-type="float" office:value="20">
            <text:p>20</text:p>
          </table:table-cell>
          <table:table-cell/>
        </table:table-row>
        <table:table-row table:style-name="ro6">
          <table:table-cell/>
          <table:table-cell office:value-type="string">
            <text:p>Palazzi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formula="of:=SUM([.C8:.H8])" office:value-type="float" office:value="20">
            <text:p>20</text:p>
          </table:table-cell>
          <table:table-cell/>
        </table:table-row>
        <table:table-row table:style-name="ro6">
          <table:table-cell/>
          <table:table-cell office:value-type="string">
            <text:p>Trezzi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formula="of:=SUM([.C9:.H9])" office:value-type="float" office:value="23">
            <text:p>23</text:p>
          </table:table-cell>
          <table:table-cell/>
        </table:table-row>
        <table:table-row table:style-name="ro6">
          <table:table-cell/>
          <table:table-cell table:style-name="ce5"/>
          <table:table-cell table:style-name="ce9" table:formula="of:=SUM([.C3:.C9])" office:value-type="float" office:value="12">
            <text:p>12</text:p>
          </table:table-cell>
          <table:table-cell table:style-name="ce9" table:formula="of:=SUM([.D3:.D9])" office:value-type="float" office:value="15">
            <text:p>15</text:p>
          </table:table-cell>
          <table:table-cell table:style-name="ce9" table:formula="of:=SUM([.E3:.E9])" office:value-type="float" office:value="41">
            <text:p>41</text:p>
          </table:table-cell>
          <table:table-cell table:style-name="ce9" table:formula="of:=SUM([.F3:.F9])" office:value-type="float" office:value="66">
            <text:p>66</text:p>
          </table:table-cell>
          <table:table-cell table:style-name="ce9" table:formula="of:=SUM([.G3:.G9])" office:value-type="float" office:value="0">
            <text:p>0</text:p>
          </table:table-cell>
          <table:table-cell table:style-name="ce9" table:formula="of:=SUM([.H3:.H9])" office:value-type="float" office:value="22">
            <text:p>22</text:p>
          </table:table-cell>
          <table:table-cell table:style-name="ce5"/>
          <table:table-cell table:style-name="ce1"/>
        </table:table-row>
        <table:table-row table:style-name="ro6">
          <table:table-cell/>
          <table:table-cell table:style-name="Default" table:number-columns-repeated="9"/>
        </table:table-row>
        <table:table-row table:style-name="ro6">
          <table:table-cell/>
          <table:table-cell table:style-name="Default">
            <draw:frame table:end-cell-address="'RR-RPP'.L38" table:end-x="1.932cm" table:end-y="0.066cm" draw:z-index="0" draw:style-name="gr1" svg:width="25.906cm" svg:height="11.489cm" svg:x="-0.001cm" svg:y="0.274cm">
              <draw:object draw:notify-on-update-of-ranges="'RR-RPP'.B3:'RR-RPP'.B9 'RR-RPP'.C2:'RR-RPP'.C2 'RR-RPP'.C3:'RR-RPP'.C9 'RR-RPP'.D2:'RR-RPP'.D2 'RR-RPP'.D3:'RR-RPP'.D9 'RR-RPP'.E2:'RR-RPP'.E2 'RR-RPP'.E3:'RR-RPP'.E9 'RR-RPP'.F2:'RR-RPP'.F2 'RR-RPP'.F3:'RR-RPP'.F9 'RR-RPP'.G2:'RR-RPP'.G2 'RR-RPP'.G3:'RR-RPP'.G9 'RR-RPP'.H2:'RR-RPP'.H2 'RR-RPP'.H3:'RR-RPP'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PP-RPD" table:style-name="ta2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4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5">
          <table:table-cell/>
          <table:table-cell office:value-type="string">
            <text:p>RPP-RPD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6">
          <table:table-cell/>
          <table:table-cell office:value-type="string">
            <text:p>Bar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C3:.H3])" office:value-type="float" office:value="24">
            <text:p>24</text:p>
          </table:table-cell>
          <table:table-cell table:formula="of:=SUM([.I3:.I9])" office:value-type="float" office:value="167">
            <text:p>167</text:p>
          </table:table-cell>
        </table:table-row>
        <table:table-row table:style-name="ro6">
          <table:table-cell/>
          <table:table-cell office:value-type="string">
            <text:p>Caput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table:formula="of:=SUM([.C4:.H4])" office:value-type="float" office:value="23">
            <text:p>23</text:p>
          </table:table-cell>
          <table:table-cell/>
        </table:table-row>
        <table:table-row table:style-name="ro6">
          <table:table-cell/>
          <table:table-cell office:value-type="string">
            <text:p>Daminat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5">
            <text:p>5</text:p>
          </table:table-cell>
          <table:table-cell table:formula="of:=SUM([.C5:.H5])" office:value-type="float" office:value="24">
            <text:p>24</text:p>
          </table:table-cell>
          <table:table-cell table:style-name="ce12" office:value-type="string">
            <text:p>soldi</text:p>
          </table:table-cell>
        </table:table-row>
        <table:table-row table:style-name="ro6">
          <table:table-cell/>
          <table:table-cell office:value-type="string">
            <text:p>Lovat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SUM([.C6:.H6])" office:value-type="float" office:value="22">
            <text:p>22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3437">
            <text:p>3437</text:p>
          </table:table-cell>
        </table:table-row>
        <table:table-row table:style-name="ro6">
          <table:table-cell/>
          <table:table-cell office:value-type="string">
            <text:p>Mandolo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C7:.H7])" office:value-type="float" office:value="24">
            <text:p>24</text:p>
          </table:table-cell>
          <table:table-cell/>
        </table:table-row>
        <table:table-row table:style-name="ro6">
          <table:table-cell/>
          <table:table-cell office:value-type="string">
            <text:p>Palazzin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SUM([.C8:.H8])" office:value-type="float" office:value="26">
            <text:p>26</text:p>
          </table:table-cell>
          <table:table-cell/>
        </table:table-row>
        <table:table-row table:style-name="ro6">
          <table:table-cell/>
          <table:table-cell office:value-type="string">
            <text:p>Trezzi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SUM([.C9:.H9])" office:value-type="float" office:value="24">
            <text:p>24</text:p>
          </table:table-cell>
          <table:table-cell/>
        </table:table-row>
        <table:table-row table:style-name="ro6">
          <table:table-cell/>
          <table:table-cell table:style-name="ce6"/>
          <table:table-cell table:style-name="ce9" table:formula="of:=SUM([.C3:.C9])" office:value-type="float" office:value="12">
            <text:p>12</text:p>
          </table:table-cell>
          <table:table-cell table:style-name="ce9" table:formula="of:=SUM([.D3:.D9])" office:value-type="float" office:value="13">
            <text:p>13</text:p>
          </table:table-cell>
          <table:table-cell table:style-name="ce9" table:formula="of:=SUM([.E3:.E9])" office:value-type="float" office:value="19">
            <text:p>19</text:p>
          </table:table-cell>
          <table:table-cell table:style-name="ce9" table:formula="of:=SUM([.F3:.F9])" office:value-type="float" office:value="71">
            <text:p>71</text:p>
          </table:table-cell>
          <table:table-cell table:style-name="ce9" table:formula="of:=SUM([.G3:.G9])" office:value-type="float" office:value="20">
            <text:p>20</text:p>
          </table:table-cell>
          <table:table-cell table:style-name="ce9" table:formula="of:=SUM([.H3:.H9])" office:value-type="float" office:value="32">
            <text:p>32</text:p>
          </table:table-cell>
          <table:table-cell table:style-name="ce6"/>
          <table:table-cell table:style-name="ce1"/>
        </table:table-row>
        <table:table-row table:style-name="ro6">
          <table:table-cell/>
          <table:table-cell table:style-name="Default" table:number-columns-repeated="9"/>
        </table:table-row>
        <table:table-row table:style-name="ro6">
          <table:table-cell/>
          <table:table-cell table:style-name="Default">
            <draw:frame table:end-cell-address="'RPP-RPD'.L38" table:end-x="1.932cm" table:end-y="0.08cm" draw:z-index="0" draw:style-name="gr1" svg:width="25.906cm" svg:height="11.489cm" svg:x="-0.001cm" svg:y="0.288cm">
              <draw:object draw:notify-on-update-of-ranges="'RPP-RPD'.B3:'RPP-RPD'.B9 'RPP-RPD'.C2:'RPP-RPD'.C2 'RPP-RPD'.C3:'RPP-RPD'.C9 'RPP-RPD'.D2:'RPP-RPD'.D2 'RPP-RPD'.D3:'RPP-RPD'.D9 'RPP-RPD'.E2:'RPP-RPD'.E2 'RPP-RPD'.E3:'RPP-RPD'.E9 'RPP-RPD'.F2:'RPP-RPD'.F2 'RPP-RPD'.F3:'RPP-RPD'.F9 'RPP-RPD'.G2:'RPP-RPD'.G2 'RPP-RPD'.G3:'RPP-RPD'.G9 'RPP-RPD'.H2:'RPP-RPD'.H2 'RPP-RPD'.H3:'RPP-RPD'.H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PD-RQ" table:style-name="ta2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4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5">
          <table:table-cell/>
          <table:table-cell office:value-type="string">
            <text:p>RPD-RQ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6">
          <table:table-cell/>
          <table:table-cell office:value-type="string">
            <text:p>Baron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C3:.H3])" office:value-type="float" office:value="28">
            <text:p>28</text:p>
          </table:table-cell>
          <table:table-cell table:formula="of:=SUM([.I3:.I9])" office:value-type="float" office:value="212">
            <text:p>212</text:p>
          </table:table-cell>
        </table:table-row>
        <table:table-row table:style-name="ro6">
          <table:table-cell/>
          <table:table-cell office:value-type="string">
            <text:p>Caputo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SUM([.C4:.H4])" office:value-type="float" office:value="33">
            <text:p>33</text:p>
          </table:table-cell>
          <table:table-cell/>
        </table:table-row>
        <table:table-row table:style-name="ro6">
          <table:table-cell/>
          <table:table-cell office:value-type="string">
            <text:p>Daminat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table:formula="of:=SUM([.C5:.H5])" office:value-type="float" office:value="28">
            <text:p>28</text:p>
          </table:table-cell>
          <table:table-cell table:style-name="ce12" office:value-type="string">
            <text:p>soldi</text:p>
          </table:table-cell>
        </table:table-row>
        <table:table-row table:style-name="ro6">
          <table:table-cell/>
          <table:table-cell office:value-type="string">
            <text:p>Lovat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formula="of:=SUM([.C6:.H6])" office:value-type="float" office:value="33">
            <text:p>33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3630">
            <text:p>3630</text:p>
          </table:table-cell>
        </table:table-row>
        <table:table-row table:style-name="ro6">
          <table:table-cell/>
          <table:table-cell office:value-type="string">
            <text:p>Mandol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SUM([.C7:.H7])" office:value-type="float" office:value="30">
            <text:p>30</text:p>
          </table:table-cell>
          <table:table-cell/>
        </table:table-row>
        <table:table-row table:style-name="ro6">
          <table:table-cell/>
          <table:table-cell office:value-type="string">
            <text:p>Palazzi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SUM([.C8:.H8])" office:value-type="float" office:value="30">
            <text:p>30</text:p>
          </table:table-cell>
          <table:table-cell/>
        </table:table-row>
        <table:table-row table:style-name="ro6">
          <table:table-cell/>
          <table:table-cell office:value-type="string">
            <text:p>Trezzi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SUM([.C9:.H9])" office:value-type="float" office:value="30">
            <text:p>30</text:p>
          </table:table-cell>
          <table:table-cell/>
        </table:table-row>
        <table:table-row table:style-name="ro6">
          <table:table-cell/>
          <table:table-cell table:style-name="ce6"/>
          <table:table-cell table:style-name="ce9" table:formula="of:=SUM([.C3:.C9])" office:value-type="float" office:value="9">
            <text:p>9</text:p>
          </table:table-cell>
          <table:table-cell table:style-name="ce9" table:formula="of:=SUM([.D3:.D9])" office:value-type="float" office:value="14">
            <text:p>14</text:p>
          </table:table-cell>
          <table:table-cell table:style-name="ce9" table:formula="of:=SUM([.E3:.E9])" office:value-type="float" office:value="0">
            <text:p>0</text:p>
          </table:table-cell>
          <table:table-cell table:style-name="ce9" table:formula="of:=SUM([.F3:.F9])" office:value-type="float" office:value="35">
            <text:p>35</text:p>
          </table:table-cell>
          <table:table-cell table:style-name="ce9" table:formula="of:=SUM([.G3:.G9])" office:value-type="float" office:value="124">
            <text:p>124</text:p>
          </table:table-cell>
          <table:table-cell table:style-name="ce9" table:formula="of:=SUM([.H3:.H9])" office:value-type="float" office:value="30">
            <text:p>30</text:p>
          </table:table-cell>
          <table:table-cell table:style-name="ce6"/>
          <table:table-cell table:style-name="ce1"/>
        </table:table-row>
        <table:table-row table:style-name="ro6">
          <table:table-cell/>
          <table:table-cell table:style-name="Default" table:number-columns-repeated="9"/>
        </table:table-row>
        <table:table-row table:style-name="ro6">
          <table:table-cell/>
          <table:table-cell table:style-name="Default">
            <draw:frame table:end-cell-address="'RPD-RQ'.L38" table:end-x="1.932cm" table:end-y="0.08cm" draw:z-index="0" draw:style-name="gr1" svg:width="25.906cm" svg:height="11.489cm" svg:x="-0.001cm" svg:y="0.288cm">
              <draw:object draw:notify-on-update-of-ranges="'RPD-RQ'.B3:'RPD-RQ'.B9 'RPD-RQ'.C2:'RPD-RQ'.C2 'RPD-RQ'.C3:'RPD-RQ'.C9 'RPD-RQ'.D2:'RPD-RQ'.D2 'RPD-RQ'.D3:'RPD-RQ'.D9 'RPD-RQ'.E2:'RPD-RQ'.E2 'RPD-RQ'.E3:'RPD-RQ'.E9 'RPD-RQ'.F2:'RPD-RQ'.F2 'RPD-RQ'.F3:'RPD-RQ'.F9 'RPD-RQ'.G2:'RPD-RQ'.G2 'RPD-RQ'.G3:'RPD-RQ'.G9 'RPD-RQ'.H2:'RPD-RQ'.H2 'RPD-RQ'.H3:'RPD-RQ'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RQ-RA" table:style-name="ta2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4" table:default-cell-style-name="ce13"/>
        <table:table-row table:style-name="ro4">
          <table:table-cell/>
          <table:table-cell table:style-name="Default" table:number-columns-repeated="9"/>
        </table:table-row>
        <table:table-row table:style-name="ro5">
          <table:table-cell/>
          <table:table-cell office:value-type="string">
            <text:p>RQ-RA</text:p>
          </table:table-cell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*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  <table:table-cell table:style-name="ce12" office:value-type="string">
            <text:p>ore</text:p>
          </table:table-cell>
        </table:table-row>
        <table:table-row table:style-name="ro6">
          <table:table-cell/>
          <table:table-cell office:value-type="string">
            <text:p>Baron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C3:.H3])" office:value-type="float" office:value="21">
            <text:p>21</text:p>
          </table:table-cell>
          <table:table-cell table:formula="of:=SUM([.I3:.I9])" office:value-type="float" office:value="158">
            <text:p>158</text:p>
          </table:table-cell>
        </table:table-row>
        <table:table-row table:style-name="ro6">
          <table:table-cell/>
          <table:table-cell office:value-type="string">
            <text:p>Caputo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C4:.H4])" office:value-type="float" office:value="21">
            <text:p>21</text:p>
          </table:table-cell>
          <table:table-cell/>
        </table:table-row>
        <table:table-row table:style-name="ro6">
          <table:table-cell/>
          <table:table-cell office:value-type="string">
            <text:p>Daminato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C5:.H5])" office:value-type="float" office:value="22">
            <text:p>22</text:p>
          </table:table-cell>
          <table:table-cell table:style-name="ce12" office:value-type="string">
            <text:p>soldi</text:p>
          </table:table-cell>
        </table:table-row>
        <table:table-row table:style-name="ro6">
          <table:table-cell/>
          <table:table-cell office:value-type="string">
            <text:p>Lovato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SUM([.C6:.H6])" office:value-type="float" office:value="24">
            <text:p>24</text:p>
          </table:table-cell>
          <table:table-cell table:formula="of:=SUM(PRODUCT(SUM([.C3:.C9]);30);PRODUCT(SUM([.D3:.D9]);20);PRODUCT(SUM([.E3:.E9]);25);PRODUCT(SUM([.F3:.F9]);22);PRODUCT(SUM([.G3:.G9]);15);PRODUCT(SUM([.H3:.H9]);15))" office:value-type="float" office:value="2585">
            <text:p>2585</text:p>
          </table:table-cell>
        </table:table-row>
        <table:table-row table:style-name="ro6">
          <table:table-cell/>
          <table:table-cell office:value-type="string">
            <text:p>Mandolo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SUM([.C7:.H7])" office:value-type="float" office:value="25">
            <text:p>25</text:p>
          </table:table-cell>
          <table:table-cell/>
        </table:table-row>
        <table:table-row table:style-name="ro6">
          <table:table-cell/>
          <table:table-cell office:value-type="string">
            <text:p>Palazzin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SUM([.C8:.H8])" office:value-type="float" office:value="23">
            <text:p>23</text:p>
          </table:table-cell>
          <table:table-cell/>
        </table:table-row>
        <table:table-row table:style-name="ro6">
          <table:table-cell/>
          <table:table-cell office:value-type="string">
            <text:p>Trezzi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C9:.H9])" office:value-type="float" office:value="22">
            <text:p>22</text:p>
          </table:table-cell>
          <table:table-cell/>
        </table:table-row>
        <table:table-row table:style-name="ro6">
          <table:table-cell/>
          <table:table-cell table:style-name="ce5"/>
          <table:table-cell table:style-name="ce9" table:formula="of:=SUM([.C3:.C9])" office:value-type="float" office:value="10">
            <text:p>10</text:p>
          </table:table-cell>
          <table:table-cell table:style-name="ce9" table:formula="of:=SUM([.D3:.D9])" office:value-type="float" office:value="13">
            <text:p>13</text:p>
          </table:table-cell>
          <table:table-cell table:style-name="ce9" table:formula="of:=SUM([.E3:.E9])" office:value-type="float" office:value="0">
            <text:p>0</text:p>
          </table:table-cell>
          <table:table-cell table:style-name="ce9" table:formula="of:=SUM([.F3:.F9])" office:value-type="float" office:value="0">
            <text:p>0</text:p>
          </table:table-cell>
          <table:table-cell table:style-name="ce9" table:formula="of:=SUM([.G3:.G9])" office:value-type="float" office:value="24">
            <text:p>24</text:p>
          </table:table-cell>
          <table:table-cell table:style-name="ce9" table:formula="of:=SUM([.H3:.H9])" office:value-type="float" office:value="111">
            <text:p>111</text:p>
          </table:table-cell>
          <table:table-cell table:style-name="ce5"/>
          <table:table-cell table:style-name="ce1"/>
        </table:table-row>
        <table:table-row table:style-name="ro6">
          <table:table-cell/>
          <table:table-cell table:style-name="Default" table:number-columns-repeated="9"/>
        </table:table-row>
        <table:table-row table:style-name="ro6">
          <table:table-cell/>
          <table:table-cell table:style-name="Default">
            <draw:frame table:end-cell-address="'RQ-RA'.L38" table:end-x="1.932cm" table:end-y="0.08cm" draw:z-index="0" draw:style-name="gr1" svg:width="25.906cm" svg:height="11.489cm" svg:x="-0.001cm" svg:y="0.288cm">
              <draw:object draw:notify-on-update-of-ranges="'RQ-RA'.B3:'RQ-RA'.B9 'RQ-RA'.C2:'RQ-RA'.C2 'RQ-RA'.C3:'RQ-RA'.C9 'RQ-RA'.D2:'RQ-RA'.D2 'RQ-RA'.D3:'RQ-RA'.D9 'RQ-RA'.E2:'RQ-RA'.E2 'RQ-RA'.E3:'RQ-RA'.E9 'RQ-RA'.F2:'RQ-RA'.F2 'RQ-RA'.F3:'RQ-RA'.F9 'RQ-RA'.G2:'RQ-RA'.G2 'RQ-RA'.G3:'RQ-RA'.G9 'RQ-RA'.H2:'RQ-RA'.H2 'RQ-RA'.H3:'RQ-RA'.H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ORE TOTALI" table:style-name="ta2" table:print="false">
        <table:table-column table:style-name="co4" table:number-columns-repeated="8" table:default-cell-style-name="Default"/>
        <table:table-row table:style-name="ro4" table:number-rows-repeated="2">
          <table:table-cell table:number-columns-repeated="8"/>
        </table:table-row>
        <table:table-row table:style-name="ro5">
          <table:table-cell/>
          <table:table-cell table:style-name="ce7" office:value-type="string">
            <text:p>Responsabile</text:p>
          </table:table-cell>
          <table:table-cell table:style-name="ce7" office:value-type="string">
            <text:p>Amministratore</text:p>
          </table:table-cell>
          <table:table-cell table:style-name="ce7" office:value-type="string">
            <text:p>Analista</text:p>
          </table:table-cell>
          <table:table-cell table:style-name="ce7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7" office:value-type="string">
            <text:p>Ore Totali</text:p>
          </table:table-cell>
        </table:table-row>
        <table:table-row table:style-name="ro6"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693">
            <text:p>693</text:p>
          </table:table-cell>
        </table:table-row>
        <table:table-row table:style-name="ro6" table:number-rows-repeated="2">
          <table:table-cell table:number-columns-repeated="8"/>
        </table:table-row>
        <table:table-row table:style-name="ro6">
          <table:table-cell/>
          <table:table-cell>
            <draw:frame table:end-cell-address="'ORE TOTALI'.L32" table:end-x="2.148cm" table:end-y="0.049cm" draw:z-index="0" draw:style-name="gr1" svg:width="23.903cm" svg:height="11.194cm" svg:x="0.826cm" svg:y="0.102cm">
              <draw:object draw:notify-on-update-of-ranges="'ORE TOTALI'.B3:'ORE TOTALI'.G3 'ORE TOTALI'.B4:'ORE TOTALI'.G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0" number:min-integer-digits="1"/>
      <number:text>%</number:text>
    </number:number-style>
    <number:number-style style:name="N107P0" style:volatile="true">
      <number:text>$ </number:text>
      <number:number number:decimal-places="2" number:min-integer-digits="1" number:grouping="true"/>
      <number:text> </number:text>
    </number:number-style>
    <number:number-style style:name="N107P1" style:volatile="true">
      <number:text>$ (</number:text>
      <number:number number:decimal-places="2" number:min-integer-digits="1" number:grouping="true"/>
      <number:text>)</number:text>
    </number:number-style>
    <number:number-style style:name="N107P2" style:volatile="true">
      <number:text>$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$ </number:text>
      <number:number number:decimal-places="0" number:min-integer-digits="1" number:grouping="true"/>
      <number:text> </number:text>
    </number:number-style>
    <number:number-style style:name="N110P1" style:volatile="true">
      <number:text>$ (</number:text>
      <number:number number:decimal-places="0" number:min-integer-digits="1" number:grouping="true"/>
      <number:text>)</number:text>
    </number:number-style>
    <number:number-style style:name="N110P2" style:volatile="true">
      <number:text>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number-style style:name="N104">
      <number:text>$ </number:text>
      <number:number number:decimal-places="2" number:min-integer-digits="1" number:grouping="true"/>
      <number:text> </number:text>
    </number:number-style>
    <number:number-style style:name="N105">
      <number:text>$ (</number:text>
      <number:number number:decimal-places="2" number:min-integer-digits="1" number:grouping="true"/>
      <number:text>)</number:text>
    </number:number-style>
    <number:number-style style:name="N106">
      <number:text>$ - </number:text>
    </number:number-style>
    <number:number-style style:name="N108">
      <number:text>$ </number:text>
      <number:number number:decimal-places="0" number:min-integer-digits="1" number:grouping="true"/>
      <number:text> </number:text>
    </number:number-style>
    <number:number-style style:name="N109">
      <number:text>$ (</number:text>
      <number:number number:decimal-places="0" number:min-integer-digits="1" number:grouping="true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(</number:text>
      <number:number number:decimal-places="2" number:min-integer-digits="1" number:grouping="true"/>
      <number:text>)</number:text>
    </number:number-style>
    <number:number-style style:name="N113">
      <number:text>- </number:text>
    </number:number-style>
    <number:number-style style:name="N115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</number:number-style>
    <number:date-style style:name="N120">
      <number:month/>
      <number:text>/</number:text>
      <number:day/>
      <number:text>/</number:text>
      <number:year number:style="long"/>
    </number:date-style>
    <number:date-style style:name="N121P0" style:volatile="true">
      <number:month/>
      <number:text>/</number:text>
      <number:day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3"/>
    <style:style style:name="Currency" style:family="table-cell" style:parent-style-name="Default" style:data-style-name="N107"/>
    <style:style style:name="Currency_5b_0_5d_" style:display-name="Currency[0]" style:family="table-cell" style:parent-style-name="Default" style:data-style-name="N110"/>
    <style:style style:name="Comma" style:family="table-cell" style:parent-style-name="Default" style:data-style-name="N114"/>
    <style:style style:name="Comma_5b_0_5d_" style:display-name="Comma[0]" style:family="table-cell" style:parent-style-name="Default" style:data-style-name="N117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14.14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1-18T14:14:22</dc:date>
    <meta:print-date>1969-12-31T16:00:00</meta:print-date>
    <dc:creator>Andrea Mandolo</dc:creator>
    <meta:editing-duration>PT04H10M26S</meta:editing-duration>
    <meta:editing-cycles>2</meta:editing-cycles>
    <meta:generator>OpenOffice.org/3.2$Linux OpenOffice.org_project/320m19$Build-9505</meta:generator>
    <meta:document-statistic meta:table-count="6" meta:cell-count="5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graphic-properties draw:stroke="none" draw:fill-color="#7e0021" dr3d:edge-rounding="5%"/>
      <style:text-properties fo:font-size="6pt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802cm" svg:y="0.229cm" chart:style-name="ch2">
          <text:p>RR - RPP</text:p>
        </chart:title>
        <chart:legend chart:legend-position="top" svg:x="3.429cm" svg:y="1.041cm" chart:style-name="ch3"/>
        <chart:plot-area chart:style-name="ch4" table:cell-range-address="'RR-RPP'.B2:'RR-RPP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R-RPP'.B3:'RR-RPP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R-RPP'.C3:'RR-RPP'.C9" chart:label-cell-address="'RR-RPP'.C2:'RR-RPP'.C2" chart:class="chart:bar">
            <chart:data-point chart:repeated="7"/>
          </chart:series>
          <chart:series chart:style-name="ch9" chart:values-cell-range-address="'RR-RPP'.D3:'RR-RPP'.D9" chart:label-cell-address="'RR-RPP'.D2:'RR-RPP'.D2" chart:class="chart:bar">
            <chart:data-point chart:repeated="7"/>
          </chart:series>
          <chart:series chart:style-name="ch10" chart:values-cell-range-address="'RR-RPP'.E3:'RR-RPP'.E9" chart:label-cell-address="'RR-RPP'.E2:'RR-RPP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R-RPP'.F3:'RR-RPP'.F9" chart:label-cell-address="'RR-RPP'.F2:'RR-RPP'.F2" chart:class="chart:bar">
            <chart:data-point chart:style-name="ch11"/>
            <chart:data-point chart:repeated="6"/>
          </chart:series>
          <chart:series chart:style-name="ch13" chart:values-cell-range-address="'RR-RPP'.G3:'RR-RPP'.G9" chart:label-cell-address="'RR-RPP'.G2:'RR-RPP'.G2" chart:class="chart:bar">
            <chart:data-point chart:repeated="7"/>
          </chart:series>
          <chart:series chart:style-name="ch14" chart:values-cell-range-address="'RR-RPP'.H3:'RR-RPP'.H9" chart:label-cell-address="'RR-RPP'.H2:'RR-RPP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R-RPP'.C2:'RR-RPP'.C2">Responsabile</text:p>
              </table:table-cell>
              <table:table-cell office:value-type="string">
                <text:p text:id="'RR-RPP'.D2:'RR-RPP'.D2">Amministratore</text:p>
              </table:table-cell>
              <table:table-cell office:value-type="string">
                <text:p text:id="'RR-RPP'.E2:'RR-RPP'.E2">Analista</text:p>
              </table:table-cell>
              <table:table-cell office:value-type="string">
                <text:p text:id="'RR-RPP'.F2:'RR-RPP'.F2">Progettista</text:p>
              </table:table-cell>
              <table:table-cell office:value-type="string">
                <text:p text:id="'RR-RPP'.G2:'RR-RPP'.G2">Programmatore</text:p>
              </table:table-cell>
              <table:table-cell office:value-type="string">
                <text:p text:id="'RR-RPP'.H2:'RR-RPP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R-RPP'.B3:'RR-RPP'.B9">Baron</text:p>
              </table:table-cell>
              <table:table-cell office:value-type="float" office:value="1.#NAN">
                <text:p text:id="'RR-RPP'.C3:'RR-RPP'.C9">1.#NAN</text:p>
              </table:table-cell>
              <table:table-cell office:value-type="float" office:value="15">
                <text:p text:id="'RR-RPP'.D3:'RR-RPP'.D9">15</text:p>
              </table:table-cell>
              <table:table-cell office:value-type="float" office:value="5">
                <text:p text:id="'RR-RPP'.E3:'RR-RPP'.E9">5</text:p>
              </table:table-cell>
              <table:table-cell office:value-type="float" office:value="6">
                <text:p text:id="'RR-RPP'.F3:'RR-RPP'.F9">6</text:p>
              </table:table-cell>
              <table:table-cell office:value-type="float" office:value="1.#NAN">
                <text:p text:id="'RR-RPP'.G3:'RR-RPP'.G9">1.#NAN</text:p>
              </table:table-cell>
              <table:table-cell office:value-type="float" office:value="1.#NAN">
                <text:p text:id="'RR-RPP'.H3:'RR-RPP'.H9">1.#NAN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63cm" svg:y="0.229cm" chart:style-name="ch2">
          <text:p>RPP - RPD</text:p>
        </chart:title>
        <chart:legend chart:legend-position="top" svg:x="3.429cm" svg:y="1.041cm" chart:style-name="ch3"/>
        <chart:plot-area chart:style-name="ch4" table:cell-range-address="'RPP-RPD'.B2:'RPP-RPD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PP-RPD'.B3:'RPP-RPD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PP-RPD'.C3:'RPP-RPD'.C9" chart:label-cell-address="'RPP-RPD'.C2:'RPP-RPD'.C2" chart:class="chart:bar">
            <chart:data-point chart:repeated="7"/>
          </chart:series>
          <chart:series chart:style-name="ch9" chart:values-cell-range-address="'RPP-RPD'.D3:'RPP-RPD'.D9" chart:label-cell-address="'RPP-RPD'.D2:'RPP-RPD'.D2" chart:class="chart:bar">
            <chart:data-point chart:repeated="7"/>
          </chart:series>
          <chart:series chart:style-name="ch10" chart:values-cell-range-address="'RPP-RPD'.E3:'RPP-RPD'.E9" chart:label-cell-address="'RPP-RPD'.E2:'RPP-RPD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PP-RPD'.F3:'RPP-RPD'.F9" chart:label-cell-address="'RPP-RPD'.F2:'RPP-RPD'.F2" chart:class="chart:bar">
            <chart:data-point chart:style-name="ch11"/>
            <chart:data-point chart:repeated="6"/>
          </chart:series>
          <chart:series chart:style-name="ch13" chart:values-cell-range-address="'RPP-RPD'.G3:'RPP-RPD'.G9" chart:label-cell-address="'RPP-RPD'.G2:'RPP-RPD'.G2" chart:class="chart:bar">
            <chart:data-point chart:repeated="7"/>
          </chart:series>
          <chart:series chart:style-name="ch14" chart:values-cell-range-address="'RPP-RPD'.H3:'RPP-RPD'.H9" chart:label-cell-address="'RPP-RPD'.H2:'RPP-RPD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PP-RPD'.C2:'RPP-RPD'.C2">Responsabile</text:p>
              </table:table-cell>
              <table:table-cell office:value-type="string">
                <text:p text:id="'RPP-RPD'.D2:'RPP-RPD'.D2">Amministratore</text:p>
              </table:table-cell>
              <table:table-cell office:value-type="string">
                <text:p text:id="'RPP-RPD'.E2:'RPP-RPD'.E2">Analista</text:p>
              </table:table-cell>
              <table:table-cell office:value-type="string">
                <text:p text:id="'RPP-RPD'.F2:'RPP-RPD'.F2">Progettista</text:p>
              </table:table-cell>
              <table:table-cell office:value-type="string">
                <text:p text:id="'RPP-RPD'.G2:'RPP-RPD'.G2">Programmatore</text:p>
              </table:table-cell>
              <table:table-cell office:value-type="string">
                <text:p text:id="'RPP-RPD'.H2:'RPP-RPD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PP-RPD'.B3:'RPP-RPD'.B9">Baron</text:p>
              </table:table-cell>
              <table:table-cell office:value-type="float" office:value="1.#NAN">
                <text:p text:id="'RPP-RPD'.C3:'RPP-RPD'.C9">1.#NAN</text:p>
              </table:table-cell>
              <table:table-cell office:value-type="float" office:value="1.#NAN">
                <text:p text:id="'RPP-RPD'.D3:'RPP-RPD'.D9">1.#NAN</text:p>
              </table:table-cell>
              <table:table-cell office:value-type="float" office:value="2">
                <text:p text:id="'RPP-RPD'.E3:'RPP-RPD'.E9">2</text:p>
              </table:table-cell>
              <table:table-cell office:value-type="float" office:value="10">
                <text:p text:id="'RPP-RPD'.F3:'RPP-RPD'.F9">10</text:p>
              </table:table-cell>
              <table:table-cell office:value-type="float" office:value="7">
                <text:p text:id="'RPP-RPD'.G3:'RPP-RPD'.G9">7</text:p>
              </table:table-cell>
              <table:table-cell office:value-type="float" office:value="5">
                <text:p text:id="'RPP-RPD'.H3:'RPP-RPD'.H9">5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762cm" svg:y="0.229cm" chart:style-name="ch2">
          <text:p>RPD - RQ</text:p>
        </chart:title>
        <chart:legend chart:legend-position="top" svg:x="3.429cm" svg:y="1.041cm" chart:style-name="ch3"/>
        <chart:plot-area chart:style-name="ch4" table:cell-range-address="'RPD-RQ'.B2:'RPD-RQ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PD-RQ'.B3:'RPD-RQ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PD-RQ'.C3:'RPD-RQ'.C9" chart:label-cell-address="'RPD-RQ'.C2:'RPD-RQ'.C2" chart:class="chart:bar">
            <chart:data-point chart:repeated="7"/>
          </chart:series>
          <chart:series chart:style-name="ch9" chart:values-cell-range-address="'RPD-RQ'.D3:'RPD-RQ'.D9" chart:label-cell-address="'RPD-RQ'.D2:'RPD-RQ'.D2" chart:class="chart:bar">
            <chart:data-point chart:repeated="7"/>
          </chart:series>
          <chart:series chart:style-name="ch10" chart:values-cell-range-address="'RPD-RQ'.E3:'RPD-RQ'.E9" chart:label-cell-address="'RPD-RQ'.E2:'RPD-RQ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PD-RQ'.F3:'RPD-RQ'.F9" chart:label-cell-address="'RPD-RQ'.F2:'RPD-RQ'.F2" chart:class="chart:bar">
            <chart:data-point chart:style-name="ch11"/>
            <chart:data-point chart:repeated="6"/>
          </chart:series>
          <chart:series chart:style-name="ch13" chart:values-cell-range-address="'RPD-RQ'.G3:'RPD-RQ'.G9" chart:label-cell-address="'RPD-RQ'.G2:'RPD-RQ'.G2" chart:class="chart:bar">
            <chart:data-point chart:repeated="7"/>
          </chart:series>
          <chart:series chart:style-name="ch14" chart:values-cell-range-address="'RPD-RQ'.H3:'RPD-RQ'.H9" chart:label-cell-address="'RPD-RQ'.H2:'RPD-RQ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PD-RQ'.C2:'RPD-RQ'.C2">Responsabile</text:p>
              </table:table-cell>
              <table:table-cell office:value-type="string">
                <text:p text:id="'RPD-RQ'.D2:'RPD-RQ'.D2">Amministratore</text:p>
              </table:table-cell>
              <table:table-cell office:value-type="string">
                <text:p text:id="'RPD-RQ'.E2:'RPD-RQ'.E2">Analista</text:p>
              </table:table-cell>
              <table:table-cell office:value-type="string">
                <text:p text:id="'RPD-RQ'.F2:'RPD-RQ'.F2">Progettista</text:p>
              </table:table-cell>
              <table:table-cell office:value-type="string">
                <text:p text:id="'RPD-RQ'.G2:'RPD-RQ'.G2">Programmatore</text:p>
              </table:table-cell>
              <table:table-cell office:value-type="string">
                <text:p text:id="'RPD-RQ'.H2:'RPD-RQ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PD-RQ'.B3:'RPD-RQ'.B9">Baron</text:p>
              </table:table-cell>
              <table:table-cell office:value-type="float" office:value="1.#NAN">
                <text:p text:id="'RPD-RQ'.C3:'RPD-RQ'.C9">1.#NAN</text:p>
              </table:table-cell>
              <table:table-cell office:value-type="float" office:value="1.#NAN">
                <text:p text:id="'RPD-RQ'.D3:'RPD-RQ'.D9">1.#NAN</text:p>
              </table:table-cell>
              <table:table-cell office:value-type="float" office:value="1.#NAN">
                <text:p text:id="'RPD-RQ'.E3:'RPD-RQ'.E9">1.#NAN</text:p>
              </table:table-cell>
              <table:table-cell office:value-type="float" office:value="8">
                <text:p text:id="'RPD-RQ'.F3:'RPD-RQ'.F9">8</text:p>
              </table:table-cell>
              <table:table-cell office:value-type="float" office:value="15">
                <text:p text:id="'RPD-RQ'.G3:'RPD-RQ'.G9">15</text:p>
              </table:table-cell>
              <table:table-cell office:value-type="float" office:value="5">
                <text:p text:id="'RPD-RQ'.H3:'RPD-RQ'.H9">5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 draw:opacity-name=""/>
      <style:text-properties fo:font-size="12pt" style:font-size-asian="8pt" style:font-size-complex="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0"/>
      <style:graphic-properties svg:stroke-color="#b3b3b3"/>
      <style:text-properties fo:font-size="13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visibl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style:text-outline="true" fo:font-size="14pt" fo:text-shadow="1pt 1pt" fo:font-weight="bold" style:font-size-asian="6pt" style:font-size-complex="6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style:text-outline="true" fo:font-size="14pt" fo:text-shadow="1pt 1pt" fo:font-weight="bold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style:text-outline="true" fo:font-size="14pt" fo:text-shadow="1pt 1pt" fo:font-weight="bold" style:font-size-asian="6pt" style:font-size-complex="6pt"/>
    </style:style>
    <style:style style:name="ch11" style:family="chart">
      <style:chart-properties chart:solid-type="cuboid"/>
    </style:style>
    <style:style style:name="ch12" style:family="chart" style:data-style-name="N0">
      <style:chart-properties chart:data-label-number="value" chart:data-label-text="false" chart:data-label-symbol="false" chart:label-position="center"/>
      <style:graphic-properties draw:stroke="none" draw:fill-color="#579d1c" dr3d:edge-rounding="5%"/>
      <style:text-properties style:text-outline="true" fo:font-size="14pt" fo:text-shadow="1pt 1pt" fo:font-weight="bold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stroke="none" draw:fill-color="#7e0021" dr3d:edge-rounding="5%"/>
      <style:text-properties style:text-outline="true" fo:font-size="14pt" fo:text-shadow="1pt 1pt" fo:font-weight="bold" style:font-size-asian="6pt" style:font-size-complex="6pt"/>
    </style:style>
    <style:style style:name="ch14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style:text-outline="true" fo:font-size="14pt" fo:text-shadow="1pt 1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07cm" svg:height="11.49cm" xlink:href=".." chart:class="chart:bar" chart:style-name="ch1">
        <chart:title svg:x="11.934cm" svg:y="0.229cm" chart:style-name="ch2">
          <text:p>RQ - RA</text:p>
        </chart:title>
        <chart:legend chart:legend-position="top" svg:x="3.35cm" svg:y="1.041cm" chart:style-name="ch3"/>
        <chart:plot-area chart:style-name="ch4" table:cell-range-address="'RQ-RA'.B2:'RQ-RA'.H9" chart:data-source-has-labels="both" svg:x="0.518cm" svg:y="2.087cm" svg:width="24.353cm" svg:height="9.174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636840699478116 0.494805611449478 0.5912709449705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.478840809325817 0.874619707139298 0.0758409335897485)" dr3d:enabled="true" dr3d:specular="false"/>
          <chart:axis chart:dimension="x" chart:name="primary-x" chart:style-name="ch5">
            <chart:categories table:cell-range-address="'RQ-RA'.B3:'RQ-RA'.B9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RQ-RA'.C3:'RQ-RA'.C9" chart:label-cell-address="'RQ-RA'.C2:'RQ-RA'.C2" chart:class="chart:bar">
            <chart:data-point chart:repeated="7"/>
          </chart:series>
          <chart:series chart:style-name="ch9" chart:values-cell-range-address="'RQ-RA'.D3:'RQ-RA'.D9" chart:label-cell-address="'RQ-RA'.D2:'RQ-RA'.D2" chart:class="chart:bar">
            <chart:data-point chart:repeated="7"/>
          </chart:series>
          <chart:series chart:style-name="ch10" chart:values-cell-range-address="'RQ-RA'.E3:'RQ-RA'.E9" chart:label-cell-address="'RQ-RA'.E2:'RQ-RA'.E2" chart:class="chart:bar">
            <chart:data-point chart:repeated="3"/>
            <chart:data-point chart:style-name="ch11"/>
            <chart:data-point chart:repeated="3"/>
          </chart:series>
          <chart:series chart:style-name="ch12" chart:values-cell-range-address="'RQ-RA'.F3:'RQ-RA'.F9" chart:label-cell-address="'RQ-RA'.F2:'RQ-RA'.F2" chart:class="chart:bar">
            <chart:data-point chart:style-name="ch11"/>
            <chart:data-point chart:repeated="6"/>
          </chart:series>
          <chart:series chart:style-name="ch13" chart:values-cell-range-address="'RQ-RA'.G3:'RQ-RA'.G9" chart:label-cell-address="'RQ-RA'.G2:'RQ-RA'.G2" chart:class="chart:bar">
            <chart:data-point chart:repeated="7"/>
          </chart:series>
          <chart:series chart:style-name="ch14" chart:values-cell-range-address="'RQ-RA'.H3:'RQ-RA'.H9" chart:label-cell-address="'RQ-RA'.H2:'RQ-RA'.H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Q-RA'.C2:'RQ-RA'.C2">Responsabile</text:p>
              </table:table-cell>
              <table:table-cell office:value-type="string">
                <text:p text:id="'RQ-RA'.D2:'RQ-RA'.D2">Amministratore</text:p>
              </table:table-cell>
              <table:table-cell office:value-type="string">
                <text:p text:id="'RQ-RA'.E2:'RQ-RA'.E2">Analista</text:p>
              </table:table-cell>
              <table:table-cell office:value-type="string">
                <text:p text:id="'RQ-RA'.F2:'RQ-RA'.F2">Progettista</text:p>
              </table:table-cell>
              <table:table-cell office:value-type="string">
                <text:p text:id="'RQ-RA'.G2:'RQ-RA'.G2">Programmatore*</text:p>
              </table:table-cell>
              <table:table-cell office:value-type="string">
                <text:p text:id="'RQ-RA'.H2:'RQ-RA'.H2">Verificatore</text:p>
              </table:table-cell>
            </table:table-row>
          </table:table-header-rows>
          <table:table-rows>
            <table:table-row>
              <table:table-cell office:value-type="string">
                <text:p text:id="'RQ-RA'.B3:'RQ-RA'.B9">Baron</text:p>
              </table:table-cell>
              <table:table-cell office:value-type="float" office:value="1.#NAN">
                <text:p text:id="'RQ-RA'.C3:'RQ-RA'.C9">1.#NAN</text:p>
              </table:table-cell>
              <table:table-cell office:value-type="float" office:value="1.#NAN">
                <text:p text:id="'RQ-RA'.D3:'RQ-RA'.D9">1.#NAN</text:p>
              </table:table-cell>
              <table:table-cell office:value-type="float" office:value="1.#NAN">
                <text:p text:id="'RQ-RA'.E3:'RQ-RA'.E9">1.#NAN</text:p>
              </table:table-cell>
              <table:table-cell office:value-type="float" office:value="1.#NAN">
                <text:p text:id="'RQ-RA'.F3:'RQ-RA'.F9">1.#NAN</text:p>
              </table:table-cell>
              <table:table-cell office:value-type="float" office:value="3">
                <text:p text:id="'RQ-RA'.G3:'RQ-RA'.G9">3</text:p>
              </table:table-cell>
              <table:table-cell office:value-type="float" office:value="18">
                <text:p text:id="'RQ-RA'.H3:'RQ-RA'.H9">18</text:p>
              </table:table-cell>
            </table:table-row>
            <table:table-row>
              <table:table-cell office:value-type="string">
                <text:p>Capu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minato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vato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ndolo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lazzi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rezz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true" chart:data-label-symbol="false"/>
      <style:graphic-properties draw:stroke="none" draw:fill-color="#004586" dr3d:edge-rounding="5%"/>
      <style:text-properties fo:font-size="12pt" fo:font-weight="bold" style:font-size-asian="6pt" style:font-size-complex="6pt" style:font-relief="embossed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04cm" svg:height="11.195cm" xlink:href=".." chart:class="chart:circle" chart:style-name="ch1">
        <chart:title svg:x="10.272cm" svg:y="0.224cm" chart:style-name="ch2">
          <text:p>ORE TOTALI</text:p>
        </chart:title>
        <chart:plot-area chart:style-name="ch3" table:cell-range-address="'ORE TOTALI'.B3:'ORE TOTALI'.G4" chart:data-source-has-labels="row" svg:x="0.478cm" svg:y="1.056cm" svg:width="22.948cm" svg:height="9.916cm" dr3d:transform="matrix (-0.961905321758599 -0.243086724441113 -0.1250879545479 0.166213329689783 -0.883291495881322 0.438371146789078 -0.217051332651801 0.400880253572343 0.89004704442509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791544754320171 0.376699807352145 0.558170365613472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RE TOTALI'.B3:'ORE TOTALI'.G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RE TOTALI'.B4:'ORE TOTALI'.G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RE TOTALI'.B3:'ORE TOTALI'.G3"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 text:id="">Riga 4</text:p>
              </table:table-cell>
              <table:table-cell office:value-type="float" office:value="43">
                <text:p text:id="'ORE TOTALI'.B4:'ORE TOTALI'.G4">43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172">
                <text:p>172</text:p>
              </table:table-cell>
              <table:table-cell office:value-type="float" office:value="168">
                <text:p>168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